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decorative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inespaciado" style:master-page-name="MP0" style:family="paragraph">
      <style:paragraph-properties fo:break-before="page"/>
    </style:style>
    <style:style style:name="P2" style:parent-style-name="Sinespaciado" style:family="paragraph"/>
    <style:style style:name="P3" style:parent-style-name="Sinespaciado" style:family="paragraph"/>
    <style:style style:name="P4" style:parent-style-name="Sinespaciado" style:family="paragraph">
      <style:paragraph-properties fo:margin-left="0.5in">
        <style:tab-stops/>
      </style:paragraph-properties>
    </style:style>
    <style:style style:name="P5" style:parent-style-name="Sinespaciado" style:family="paragraph">
      <style:paragraph-properties fo:margin-left="0.5in">
        <style:tab-stops/>
      </style:paragraph-properties>
    </style:style>
    <style:style style:name="P6" style:parent-style-name="Sinespaciado" style:family="paragraph">
      <style:paragraph-properties fo:margin-left="0.5in">
        <style:tab-stops/>
      </style:paragraph-properties>
    </style:style>
    <style:style style:name="P7" style:parent-style-name="Sinespaciado" style:family="paragraph">
      <style:paragraph-properties fo:margin-left="0.5in">
        <style:tab-stops/>
      </style:paragraph-properties>
    </style:style>
    <style:style style:name="P8" style:parent-style-name="Sinespaciado" style:family="paragraph">
      <style:paragraph-properties fo:margin-left="0.5in">
        <style:tab-stops/>
      </style:paragraph-properties>
    </style:style>
    <style:style style:name="P9" style:parent-style-name="Sinespaciado" style:family="paragraph">
      <style:paragraph-properties fo:margin-left="0.5in">
        <style:tab-stops/>
      </style:paragraph-properties>
    </style:style>
    <style:style style:name="P10" style:parent-style-name="Sinespaciado" style:family="paragraph">
      <style:paragraph-properties fo:margin-left="0.5in">
        <style:tab-stops/>
      </style:paragraph-properties>
    </style:style>
  </office:automatic-styles>
  <office:body>
    <office:text text:use-soft-page-breaks="true">
      <text:list text:style-name="LFO1" text:continue-numbering="true">
        <text:list-item>
          <text:p text:style-name="P1"><text:span text:style-name="Título1Car">alert</text:span>: ventana emergente. ej: “alert (“esto es una ventana emergente”) “</text:p>
        </text:list-item>
        <text:list-item>
          <text:p text:style-name="P2">tag “script”: <text:s/>encierra dentro del documento html la parte que está escrita en js</text:p>
        </text:list-item>
        <text:list-item>
          <text:p text:style-name="P3">prompt : es una ventana emergente que te pide información (todo lo que entra por prompt entra como String, hay que castearlo) -&gt;</text:p>
        </text:list-item>
      </text:list>
      <text:p text:style-name="P4"/>
      <text:p text:style-name="P5">nombre=prompt(“escribe tu nombre”);</text:p>
      <text:p text:style-name="P6">console.log(“Tu nombre es “ + nombre);</text:p>
      <text:p text:style-name="P7"/>
      <text:p text:style-name="P8">edad=parseInt(prompt(“Dime tu edad”))</text:p>
      <text:p text:style-name="P9">edad_mas1 = edad + 1</text:p>
      <text:p text:style-name="P10">console.log(“El año que viene tendrás ” + edad_mas1 + “ años”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decorative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" style:display-name="Título" style:family="paragraph" style:parent-style-name="Normal" style:next-style-name="Normal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inespaciado" style:display-name="Sin espaciado" style:family="paragraph">
      <style:text-properties fo:hyphenate="false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38in" fo:page-height="11.6944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soft Office User</meta:initial-creator>
    <dc:creator>Microsoft Office User</dc:creator>
    <meta:creation-date>2023-09-13T16:26:00Z</meta:creation-date>
    <dc:date>2023-09-18T15:25:00Z</dc:date>
    <meta:template xlink:href="Normal.dotm" xlink:type="simple"/>
    <meta:editing-cycles>2</meta:editing-cycles>
    <meta:editing-duration>PT600S</meta:editing-duration>
    <meta:document-statistic meta:page-count="1" meta:paragraph-count="1" meta:word-count="74" meta:character-count="482" meta:row-count="3" meta:non-whitespace-character-count="409"/>
  </office:meta>
</office:document-meta>
</file>